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5.5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3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text-align="center" style:punctuation-wrap="hanging" style:line-break="stric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Cambria" fo:font-size="17.6000003814697pt" fo:language="de" fo:country="DE" style:language-asian="de" style:country-asian="DE" style:language-complex="de" style:country-complex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hteck 1" draw:style-name="gr1" draw:text-style-name="P2" draw:layer="layout" svg:width="6cm" svg:height="2.707cm" svg:x="3.6cm" svg:y="10cm">
          <text:list text:style-name="L1">
            <text:list-header>
              <text:p text:style-name="P1"><text:span text:style-name="T1">Attack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32" draw:style-name="gr2" draw:text-style-name="P3" draw:layer="layout" svg:width="6cm" svg:height="2.69cm" svg:x="16cm" svg:y="4cm">
          <text:list text:style-name="L1">
            <text:list-header>
              <text:p text:style-name="P1"><text:span text:style-name="T1">Send(P, P', m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3" draw:text-style-name="P3" draw:layer="layout" svg:width="6cm" svg:height="2.69cm" svg:x="16cm" svg:y="8cm">
          <text:list text:style-name="L1">
            <text:list-header>
              <text:p text:style-name="P1"><text:span text:style-name="T1">Execute(P, P'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4" draw:text-style-name="P3" draw:layer="layout" svg:width="6cm" svg:height="2.69cm" svg:x="16cm" svg:y="16cm">
          <text:list text:style-name="L2">
            <text:list-header>
              <text:p text:style-name="P4"><text:span text:style-name="T1">Test(P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5" draw:text-style-name="P3" draw:layer="layout" svg:width="6cm" svg:height="2.69cm" svg:x="16cm" svg:y="12cm">
          <text:list text:style-name="L2">
            <text:list-header>
              <text:p text:style-name="P4"><text:span text:style-name="T1">Corrupt(P, P'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9.6cm" svg:y1="10cm" svg:x2="16cm" svg:y2="5.2cm">
          <text:p/>
        </draw:line>
        <draw:line draw:style-name="gr6" draw:text-style-name="P5" draw:layer="layout" svg:x1="9.6cm" svg:y1="11.4cm" svg:x2="16cm" svg:y2="9.2cm">
          <text:p/>
        </draw:line>
        <draw:line draw:style-name="gr6" draw:text-style-name="P5" draw:layer="layout" svg:x1="9.6cm" svg:y1="11.4cm" svg:x2="16cm" svg:y2="13.4cm">
          <text:p/>
        </draw:line>
        <draw:line draw:style-name="gr6" draw:text-style-name="P5" draw:layer="layout" svg:x1="9.6cm" svg:y1="12.707cm" svg:x2="16cm" svg:y2="17.4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47:53.339084001</meta:creation-date>
    <dc:date>2016-01-07T08:42:53.314925447</dc:date>
    <meta:editing-duration>P17DT15H54M59S</meta:editing-duration>
    <meta:editing-cycles>2</meta:editing-cycles>
    <meta:generator>LibreOffice/4.4.7.2$Linux_X86_64 LibreOffice_project/40m0$Build-2</meta:generator>
    <meta:document-statistic meta:object-count="32"/>
  </office:meta>
</office:document-meta>
</file>